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147C1C8373CE28C.png" manifest:media-type="image/png"/>
  <manifest:file-entry manifest:full-path="Pictures/10000001000003DC000003B547F611AB10C86284.png" manifest:media-type="image/png"/>
  <manifest:file-entry manifest:full-path="Pictures/100000010000078000000438A5A19CE83F8F1007.png" manifest:media-type="image/png"/>
  <manifest:file-entry manifest:full-path="Pictures/10000001000003DC000003B583064B00397F65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76cm, 9.407cm, 3.163cm, 6.9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4cm, 11.287cm, 5.941cm, 9.6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3" text:anchor-type="char" svg:x="-0.134cm" svg:y="0.259cm" svg:width="17.969cm" svg:height="11.086cm" draw:z-index="2"><draw:image xlink:href="Pictures/100000010000078000000438E147C1C8373CE2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-0.455cm" svg:y="0.339cm" svg:width="17cm" svg:height="16.328cm" draw:z-index="1"><draw:image xlink:href="Pictures/10000001000003DC000003B547F611AB10C8628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1.93cm" svg:y="0.323cm" svg:width="20.576cm" svg:height="12.199cm" draw:z-index="3"><draw:image xlink:href="Pictures/100000010000078000000438A5A19CE83F8F10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-0.376cm" svg:y="0.083cm" svg:width="17cm" svg:height="16.328cm" draw:z-index="0"><draw:image xlink:href="Pictures/10000001000003DC000003B583064B00397F65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22-02-28T13:20:32.663000000</meta:print-date>
    <dc:date>2022-02-28T13:21:08.579000000</dc:date>
    <meta:editing-duration>PT11M24S</meta:editing-duration>
    <meta:editing-cycles>1</meta:editing-cycles>
    <meta:document-statistic meta:table-count="0" meta:image-count="4" meta:object-count="0" meta:page-count="5" meta:paragraph-count="0" meta:word-count="0" meta:character-count="0" meta:non-whitespace-character-count="0"/>
    <meta:generator>LibreOffice/7.3.0.3$Windows_X86_64 LibreOffice_project/0f246aa12d0eee4a0f7adcefbf7c878fc2238db3</meta:generator>
  </office:meta>
</office:document-meta>
</file>